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paragraph-properties fo:line-height="100%"/>
      <style:text-properties style:font-name="Times New Roman" fo:language="sk" fo:country="SK"/>
    </style:style>
    <style:style style:name="P6" style:family="paragraph" style:parent-style-name="Standard">
      <style:paragraph-properties fo:line-height="100%"/>
      <style:text-properties style:font-name="Times New Roman" fo:language="sk" fo:country="SK" fo:font-weight="bold" style:font-weight-asian="bold" style:font-weight-complex="bold"/>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paragraph-properties fo:line-height="100%"/>
      <style:text-properties style:font-name="Times New Roman"/>
    </style:style>
    <style:style style:name="P9" style:family="paragraph" style:parent-style-name="Standard">
      <style:paragraph-properties fo:line-height="100%"/>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2" style:family="paragraph" style:parent-style-name="Text_20_body">
      <style:paragraph-properties fo:line-height="100%"/>
      <style:text-properties style:font-name="Liberation Serif" fo:language="sk" fo:country="SK"/>
    </style:style>
    <style:style style:name="P13" style:family="paragraph" style:parent-style-name="Text_20_body">
      <style:paragraph-properties fo:line-height="100%"/>
    </style:style>
    <style:style style:name="P14" style:family="paragraph" style:parent-style-name="Heading_20_1">
      <style:paragraph-properties fo:line-height="100%"/>
    </style:style>
    <style:style style:name="P15"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Liberation Serif" fo:language="sk" fo:country="SK"/>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vod</text:p>
      <text:p text:style-name="P8"/>
      <text:p text:style-name="P8">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8"/>
      <text:p text:style-name="P8">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8"/>
      <text:p text:style-name="P8">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8"/>
      <text:p text:style-name="P8">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8"/>
      <text:p text:style-name="P8">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8"/>
      <text:p text:style-name="P7">\section{Štruktúra práce}</text:p>
      <text:p text:style-name="P8"/>
      <text:p text:style-name="P8">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8"/>
      <text:p text:style-name="P8">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8"/>
      <text:p text:style-name="P8">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8"/>
      <text:p text:style-name="P8">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Modelovacie nastroje</text:p>
      <text:p text:style-name="P3"/>
      <text:p text:style-name="P7">\section{Business Process Modeling Notation}</text:p>
      <text:p text:style-name="P7">\label{sec:bpmn}</text:p>
      <text:p text:style-name="P7"/>
      <text:p text:style-name="P8">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8"/>
      <text:p text:style-name="P8">BPMN definuje Business Process Diagram (BPD), ktorý graficky znázorňuje postupnosti firemných procesov. Objekty zachytené v grafe reprezentujú aktivity a orientované hrany naznačujú poradie ich vykonania. </text:p>
      <text:p text:style-name="P8"/>
      <text:p text:style-name="P7">\subsection{Rozdelenie objektov v BPMN}</text:p>
      <text:p text:style-name="P8">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8">Základné kategórie elementov sú:</text:p>
      <text:p text:style-name="P8">\begin{itemize}</text:p>
      <text:p text:style-name="P8"><text:s/>\item Tokové objekty (Flow Objects) </text:p>
      <text:p text:style-name="P8"><text:s/>\item Spojovacie objekty (Connecting Objects)</text:p>
      <text:p text:style-name="P8"><text:s/>\item Plavecké dráhy (Swimlanes)</text:p>
      <text:p text:style-name="P8"><text:s/>\item Artefakty (Artifacts)</text:p>
      <text:p text:style-name="P8">\end{itemize}</text:p>
      <text:p text:style-name="P8"/>
      <text:p text:style-name="P7">\subsection{Tokové objekty}</text:p>
      <text:p text:style-name="P8">Tokové objekty sú základné objekty BPD, udávajú správanie firemného procesu. Definované sú tri Flow Objects: \\</text:p>
      <text:p text:style-name="P8"/>
      <text:p text:style-name="P7">\subsection*{Udalosť}</text:p>
      <text:p text:style-name="P8">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8"/>
      <text:p text:style-name="P8">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8"/>
      <text:p text:style-name="P8">\begin{figure}[ht]</text:p>
      <text:p text:style-name="P8"><text:s/>\centering</text:p>
      <text:p text:style-name="P8"><text:soft-page-break/><text:s/>\includegraphics{pic/eventtypes.png}</text:p>
      <text:p text:style-name="P8"><text:s/>\caption{Zoznam podtypov udalostí.}</text:p>
      <text:p text:style-name="P8"><text:s/>\label{fig:evtyp}</text:p>
      <text:p text:style-name="P8">\end{figure}</text:p>
      <text:p text:style-name="P8"/>
      <text:p text:style-name="P7">\subsection*{Aktivita}</text:p>
      <text:p text:style-name="P8">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8"/>
      <text:p text:style-name="P7">\subsection*{Brána}</text:p>
      <text:p text:style-name="P8">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8"/>
      <text:p text:style-name="P7">\subsection{Spojovacie objekty}</text:p>
      <text:p text:style-name="P8">Tokové objekty sa spájajú a vytvárajú základnú kostru firemného procesu. Spojovacie objekty <text:span text:style-name="T5">(Connecting Objects)</text:span> zabezpečujú toto prepojenie a taktiež umožňujú pripájanie artefaktov.</text:p>
      <text:p text:style-name="P8"/>
      <text:p text:style-name="P7">\subsection*{Sekvenčný tok}</text:p>
      <text:p text:style-name="P8">Sekvenčný tok <text:span text:style-name="T5">(Sequence Flow)</text:span> reprezentuje neprerušovaná čiara s vyplnenou šípkou. Vyznačuje poradie, v akom sú aktivity v procese vykonávané.</text:p>
      <text:p text:style-name="P8"/>
      <text:p text:style-name="P7">\subsection*{Tok správ}</text:p>
      <text:p text:style-name="P8">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8"/>
      <text:p text:style-name="P7">\subsection*{Asociácia}</text:p>
      <text:p text:style-name="P8">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8"/>
      <text:p text:style-name="P7">\subsection{Plavecké dráhy}</text:p>
      <text:p text:style-name="P8">Plavecké dráhy <text:span text:style-name="T5">(Swimlanes)</text:span> sa používajú ako prostriedok na organizáciu aktivít. Opticky sa pomocou nich oddeľujú zodpovednosti roly alebo usporiadanie činnosti v procese.</text:p>
      <text:p text:style-name="P8"/>
      <text:p text:style-name="P7">\subsection*{Pool}</text:p>
      <text:p text:style-name="P8">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8"><text:soft-page-break/></text:p>
      <text:p text:style-name="P8">\begin{figure}[ht]</text:p>
      <text:p text:style-name="P8"><text:s/>\centering</text:p>
      <text:p text:style-name="P8"><text:s/>\includegraphics[width=\linewidth]{pic/poolex.png}</text:p>
      <text:p text:style-name="P8"><text:s/>\caption{Príklad využitia poolu.}</text:p>
      <text:p text:style-name="P8"><text:s/>\label{fig:polex}</text:p>
      <text:p text:style-name="P8">\end{figure}</text:p>
      <text:p text:style-name="P8"/>
      <text:p text:style-name="P7">\subsection*{Dráha}</text:p>
      <text:p text:style-name="P8">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8"/>
      <text:p text:style-name="P8">\begin{figure}[ht]</text:p>
      <text:p text:style-name="P8"><text:s/>\centering</text:p>
      <text:p text:style-name="P8"><text:s/>\includegraphics[width=\linewidth]{pic/laneex.png}</text:p>
      <text:p text:style-name="P8"><text:s/>\caption{Príklad využitia dráhy.}</text:p>
      <text:p text:style-name="P8"><text:s/>\label{fig:lanex}</text:p>
      <text:p text:style-name="P8">\end{figure}</text:p>
      <text:p text:style-name="P8"/>
      <text:p text:style-name="P7">\subsection{Artefakty}</text:p>
      <text:p text:style-name="P8">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8"/>
      <text:p text:style-name="P7">\subsection*{Dátový objekt}</text:p>
      <text:p text:style-name="P8">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8"/>
      <text:p text:style-name="P7">\subsection*{ Skupina}</text:p>
      <text:p text:style-name="P8">Skupina<text:span text:style-name="T5"> (Group)</text:span> je znázorňovaná prerušovaným obdĺžnikom a používa sa na dokumentačné a analytické účely. Nijako neovplyvňuje tok procesu.</text:p>
      <text:p text:style-name="P8"/>
      <text:p text:style-name="P7">\subsection*{Poznámka}</text:p>
      <text:p text:style-name="P8">Anotácia <text:span text:style-name="T5">(Annotation)</text:span> slúži na zachytenie dodatočnej textovej informácie pre čitateľa diagramu. K objektu je pripojená pomocou asociácie. </text:p>
      <text:p text:style-name="P8"/>
      <text:p text:style-name="P7">\subsection{Využitie BPMN}</text:p>
      <text:p text:style-name="P8">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8">\begin{description}</text:p>
      <text:p text:style-name="P8"><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8"><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8">\end{description}</text:p>
      <text:p text:style-name="P8"/>
      <text:p text:style-name="P8">\begin{figure}[hb]</text:p>
      <text:p text:style-name="P8"><text:s/>\centering</text:p>
      <text:p text:style-name="P8"><text:s/>\includegraphics[width=\linewidth]{pic/subproc.png}</text:p>
      <text:p text:style-name="P8"><text:s/>\caption{Interný proces vysokej úrovne.}</text:p>
      <text:p text:style-name="P8"><text:s/>\label{fig:subproc}</text:p>
      <text:p text:style-name="P8">\end{figure}</text:p>
      <text:p text:style-name="P8"/>
      <text:p text:style-name="P7">\section{Unified Modeling Language}</text:p>
      <text:p text:style-name="P8">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8"/>
      <text:p text:style-name="P7">\subsection{Diagram prípadov použitia}</text:p>
      <text:p text:style-name="P9"><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8">\begin{description}</text:p>
      <text:p text:style-name="P8"><text:s/>\item[Hranice systému] Vymedzujú modelovanú oblasť.</text:p>
      <text:p text:style-name="P8"><text:s/>\item[Aktér] Predstavuje entitu (rola, systém, čas) mimo systému, ktorá so systémom spolupracuje. </text:p>
      <text:p text:style-name="P8"><text:s/>\item[Prípad použitia] Zachytáva ucelenú funkčnú jednotku systému.</text:p>
      <text:p text:style-name="P8">\end{description}</text:p>
      <text:p text:style-name="P8"/>
      <text:p text:style-name="P8">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8"/>
      <text:p text:style-name="P8">\begin{figure}[hb]</text:p>
      <text:p text:style-name="P8"><text:s/>\centering</text:p>
      <text:p text:style-name="P8"><text:s/>\includegraphics{pic/usecaseex.png}</text:p>
      <text:p text:style-name="P8"><text:s/>\caption{Príklad na diagram prípadu použitia.}</text:p>
      <text:p text:style-name="P8"><text:s/>\label{fig:UCex}</text:p>
      <text:p text:style-name="P8">\end{figure}</text:p>
      <text:p text:style-name="P8"/>
      <text:p text:style-name="P7">\subsection{Diagram tried}</text:p>
      <text:p text:style-name="P8">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8"/>
      <text:p text:style-name="P8">\begin{figure}[hb]</text:p>
      <text:p text:style-name="P8"><text:s/>\centering</text:p>
      <text:p text:style-name="P8"><text:s/>\includegraphics{pic/classex.png}</text:p>
      <text:p text:style-name="P8"><text:s/>\caption{Príklad na diagram tried.}</text:p>
      <text:p text:style-name="P8"><text:s/>\label{fig:classex}</text:p>
      <text:p text:style-name="P8"><text:soft-page-break/>\end{figure}</text:p>
      <text:p text:style-name="P8"><text:tab/></text:p>
      <text:p text:style-name="P6">%\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elovacie techniky</text:p>
      <text:p text:style-name="P8"/>
      <text:p text:style-name="P8">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8"/>
      <text:p text:style-name="P8">Pri využití objektovo orientovanej analýzy sa v najväčšej miere používajú dva modely: vodopád a iteratívny / inkrementálny vývoj. Črty týchto modelov nájdeme vo všetkých moderných modelovacích metodikách. </text:p>
      <text:p text:style-name="P8"/>
      <text:p text:style-name="P7">\section{Vodopád}</text:p>
      <text:p text:style-name="P8"><text:soft-page-break/>\label{sec:vod}</text:p>
      <text:p text:style-name="P8">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8"/>
      <text:p text:style-name="P8">\begin{itemize}</text:p>
      <text:p text:style-name="P8">\item Definovanie problému</text:p>
      <text:p text:style-name="P8">\item Analýzu a špecifikáciu požiadaviek</text:p>
      <text:p text:style-name="P8">\item Návrh</text:p>
      <text:p text:style-name="P8">\item Implementovanie </text:p>
      <text:p text:style-name="P8">\item Testovanie a integrovanie</text:p>
      <text:p text:style-name="P8">\item Údržbu </text:p>
      <text:p text:style-name="P8">\end{itemize}</text:p>
      <text:p text:style-name="P8"/>
      <text:p text:style-name="P8">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8"/>
      <text:p text:style-name="P8">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8"/>
      <text:p text:style-name="P8">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8"/>
      <text:p text:style-name="P8">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8"/>
      <text:p text:style-name="P7">\section{Iteratívny / inkrementálny vývoj}</text:p>
      <text:p text:style-name="P8">\label{sec:InIt}</text:p>
      <text:p text:style-name="P9"><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8">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8"/>
      <text:p text:style-name="P8">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8"/>
      <text:p text:style-name="P9"><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8"/>
      <text:p text:style-name="P7">\section{Agilné metódy vývoja}</text:p>
      <text:p text:style-name="P8">\label{sec:agil}</text:p>
      <text:p text:style-name="P8"/>
      <text:p text:style-name="P8">Súčasný svet sa veľmi rýchlo mení. Pri vývoji softvéru sa preto kladie veľký doraz na rýchlosť a flexibilitu. Aplikácie sa počas vývoja musia prispôsobovať meniacim sa podmienkam a byť čo najskôr k dispozícii zákazníkovi.</text:p>
      <text:p text:style-name="P8"/>
      <text:p text:style-name="P8">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8"/>
      <text:p text:style-name="P8">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8"/>
      <text:p text:style-name="P8">\begin{figure}[ht]</text:p>
      <text:p text:style-name="P8"><text:s/>\centering</text:p>
      <text:p text:style-name="P8"><text:s/>\includegraphics[width=400px]{pic/agilvsklasik.png}</text:p>
      <text:p text:style-name="P8"><text:s/>\caption{Porovnanie klasického a agilného prístupu.}</text:p>
      <text:p text:style-name="P8"><text:s/>\label{fig:agilvsklas}</text:p>
      <text:p text:style-name="P8">\end{figure}</text:p>
      <text:p text:style-name="P8"/>
      <text:p text:style-name="P7">\subsection{Manifest agilného programovania}</text:p>
      <text:p text:style-name="P8">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8">\begin{itemize}</text:p>
      <text:p text:style-name="P8"><text:s/>\item Osoby a interakcia majú prednosť pred procesmi a nástrojmi</text:p>
      <text:p text:style-name="P8"><text:s/>\item Fungujúci softvér má prednosť pred obsiahlou dokumentáciou</text:p>
      <text:p text:style-name="P8"><text:s/>\item Spolupráca so zákazníkom je uprednostnená pred vyjednávaním o zmluvách</text:p>
      <text:p text:style-name="P8"><text:s/>\item Reagovanie na zmenu má prednosť pred nasledovaním plánu\\</text:p>
      <text:p text:style-name="P8">\end{itemize}</text:p>
      <text:p text:style-name="P8">\textbf{Osoby a interakcia majú prednosť pred procesmi a nástrojmi}</text:p>
      <text:p text:style-name="P8"/>
      <text:p text:style-name="P8">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text:soft-page-break/>Programovanie často prebieha v skupinkách, ktorých členovia sa striedajú pri kódovaní daného úseku programu. </text:p>
      <text:p text:style-name="P8"/>
      <text:p text:style-name="P8">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8">\textbf{Fungujúci softvér má prednosť pred obsiahlou dokumentáciou}</text:p>
      <text:p text:style-name="P8"/>
      <text:p text:style-name="P8">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8"/>
      <text:p text:style-name="P9"><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8"><text:s/></text:p>
      <text:p text:style-name="P8">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8">\textbf{Spolupráca so zákazníkom je uprednostnená pred vyjednávaním o zmluvách}</text:p>
      <text:p text:style-name="P8"/>
      <text:p text:style-name="P8">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8"/>
      <text:p text:style-name="P9"><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8"/>
      <text:p text:style-name="P8">Vniká tu potreba pre nový obchodný vzťah, ktorý je založený na úzkej spolupráci zákazníka s dodávateľom. Zákazník má veľkú moc v ovplyvňovaní celého vývoja a nesie aj veľkú časť zodpovednosti za úspech projektu.\\\\</text:p>
      <text:p text:style-name="P8">\textbf{Reagovanie na zmenu má prednosť pred nasledovaním plánu}</text:p>
      <text:p text:style-name="P8"/>
      <text:p text:style-name="P8">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8"/>
      <text:p text:style-name="P8">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8"/>
      <text:p text:style-name="P7">\section{Business Driven Development}</text:p>
      <text:p text:style-name="P8">\label{sec:bdd}</text:p>
      <text:p text:style-name="P8"/>
      <text:p text:style-name="P8">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8"/>
      <text:p text:style-name="P8">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8"/>
      <text:p text:style-name="P8">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8"/>
      <text:p text:style-name="P8">Ako hlavný prvok premostenia firemných potrieb a IT je vhodné využiť modely firemných procesov (Business proces models BPMs). Je preto dôležité, aby IT odborníci boli schopní tieto diagramy čítať a pochopiť.</text:p>
      <text:p text:style-name="P8"/>
      <text:p text:style-name="P8">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8"/>
      <text:p text:style-name="P7">\subsection{BDD model činností}</text:p>
      <text:p text:style-name="P8">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8"/>
      <text:p text:style-name="P8">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8"/>
      <text:p text:style-name="P8">Nasledujúci obrázok \ref{fig:BDDmod} znázorňuje vysokoúrovňový náhľad na typickú postupnosť činností v BDD metodike.</text:p>
      <text:p text:style-name="P8"/>
      <text:p text:style-name="P8">\begin{figure}[ht]</text:p>
      <text:p text:style-name="P8"><text:s/>\centering</text:p>
      <text:p text:style-name="P8"><text:soft-page-break/><text:s/>\includegraphics[width=300px]{pic/BDDmodel.png}</text:p>
      <text:p text:style-name="P8"><text:s/>% BDDmodel.png: 1214x622 pixel, 72dpi, 42.83x21.94 cm, bb=0 0 1214 622</text:p>
      <text:p text:style-name="P8"><text:s/>\caption{BDD model činností.}</text:p>
      <text:p text:style-name="P8"><text:s/>\label{fig:BDDmod}</text:p>
      <text:p text:style-name="P8">\end{figure}</text:p>
      <text:p text:style-name="P8"/>
      <text:p text:style-name="P8">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8"/>
      <text:p text:style-name="P8">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8"/>
      <text:p text:style-name="P8">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8"/>
      <text:p text:style-name="P8">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8"/>
      <text:p text:style-name="P8">V nasledujúcej časti bude pozornosť podrobnejšie venovaná vývojovému životnému cyklu.</text:p>
      <text:p text:style-name="P8"/>
      <text:p text:style-name="P7">\subsection{Analýza firemných požiadaviek}</text:p>
      <text:p text:style-name="P8"/>
      <text:p text:style-name="P9"><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8"/>
      <text:p text:style-name="P8">\begin{itemize}</text:p>
      <text:p text:style-name="P8">\item Firemnú víziu.</text:p>
      <text:p text:style-name="P8">\item Firemné ciele (krátkodobé a dlhodobé), ktorými uskutočňujú víziu spoločnosti.</text:p>
      <text:p text:style-name="P8">\item Firemné požiadavky vysokej úrovne, ktoré napomáhajú dosiahnuť ciele.</text:p>
      <text:p text:style-name="P8">\item Problémy s existujúcimi firemnými procesmi.</text:p>
      <text:p text:style-name="P8">\end{itemize}</text:p>
      <text:p text:style-name="P8"/>
      <text:p text:style-name="P8">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8"/>
      <text:p text:style-name="P7">\subsection{Modelovanie firemných procesov}</text:p>
      <text:p text:style-name="P8"/>
      <text:p text:style-name="P8">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8"/>
      <text:p text:style-name="P8">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8"/>
      <text:p text:style-name="P8">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8"/>
      <text:p text:style-name="P8">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8"/>
      <text:p text:style-name="P8">Navrhnuté modely sa dajú testovať, prípadne sú do nich zavedené monitorovacie parametre, aby bolo uľahčené meranie výkonu a funkčnosti procesov. Vykonávame nimi simulácie, prostredníctvom ktorých získavame informácie na vylepšenie modelov.</text:p>
      <text:p text:style-name="P8"/>
      <text:p text:style-name="P8">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8"/>
      <text:p text:style-name="P7">\subsection{Modelovanie prípadov použitia}</text:p>
      <text:p text:style-name="P8">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8"/>
      <text:p text:style-name="P8">Na prevod nie je jasne definovaný formálny postup, ale je možné naznačiť použiteľný mechanizmus prevádzania BPMs na modely prípadov použitia.</text:p>
      <text:p text:style-name="P8"/>
      <text:p text:style-name="P8">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8"/>
      <text:p text:style-name="P8">Podobne aj mapovanie celého firemného procesu na prípad použitia by bolo značne zložité a neprehľadné. Vyskytovalo by sa tu veľké množstvo rol a vznikal by veľký počet alternatívnych ciest.\\</text:p>
      <text:p text:style-name="P8"><text:soft-page-break/></text:p>
      <text:p text:style-name="P8">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8"/>
      <text:p text:style-name="P8">Hneď, ako sme schopní identifikovať prípad použitia, je nutné popísať jeho hlavné kroky cez aktivity, ktoré v ňom prebiehajú. Takýmto spôsobom získavame popis prípadu použitia pomocou postupnosti krokov.\\</text:p>
      <text:p text:style-name="P8"/>
      <text:p text:style-name="P8">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8"/>
      <text:p text:style-name="P8">Ak sa nám úspešne podarí vykonať všetky tieto prevody, zvyšujeme tým pravdepodobnosť úspechu IT projektu.</text:p>
      <text:p text:style-name="P8"/>
      <text:p text:style-name="P7">\subsection{Modelovanie služieb -- SOA}</text:p>
      <text:p text:style-name="P8">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8"/>
      <text:p text:style-name="P8">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8"><text:s/></text:p>
      <text:p text:style-name="P8">\begin{itemize}</text:p>
      <text:p text:style-name="P8">\item Určenie primárnych procesných slabostí a úzkych miest</text:p>
      <text:p text:style-name="P8">\item Problematické body vytknuté zákazníkom </text:p>
      <text:p text:style-name="P8">\item Procesy, ktoré musia byť škálovateľné s nárastom objemu transakcií </text:p>
      <text:p text:style-name="P8">\end{itemize}</text:p>
      <text:p text:style-name="P8"/>
      <text:p text:style-name="P8">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8"/>
      <text:p text:style-name="P8">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8"/>
      <text:p text:style-name="P8">\begin{figure}</text:p>
      <text:p text:style-name="P8"><text:s/>\centering</text:p>
      <text:p text:style-name="P8"><text:s/>\includegraphics{pic/BDDmodel.png}</text:p>
      <text:p text:style-name="P8"><text:s/>\caption{Úrovne servisne orientovanej architektúry}</text:p>
      <text:p text:style-name="P8"><text:s/>\label{fig:SOAL}</text:p>
      <text:p text:style-name="P8">\end{figure}</text:p>
      <text:p text:style-name="P8"/>
      <text:p text:style-name="P8">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8"/>
      <text:p text:style-name="P8">Po zostavení listiny kandidátov na služby sa snažíme dopracovať ku konečnej podobe portfólia služieb a vypracovať model služieb pre firmu. Základné činnosti, ktoré musia byť vykonané na dosiahnutie modelu služieb, sú:</text:p>
      <text:p text:style-name="P8"/>
      <text:p text:style-name="P8">\begin{itemize}</text:p>
      <text:p text:style-name="P8">\item Analýza zhora dolu cez procesné modely. </text:p>
      <text:p text:style-name="P8">\item Analýza už existujúceho systému a aplikácií. </text:p>
      <text:p text:style-name="P8">\item Vytvorenie prvotného modelu služieb pre kandidátske služby.</text:p>
      <text:p text:style-name="P8">\item Jasné stanovenie popisov vlastností a kvality služieb. </text:p>
      <text:p text:style-name="P8">\item Zviazanie každej služby s firemným cieľom a zabezpečenie, aby sa služba podieľala aspoň na jednom firemnom procese. </text:p>
      <text:p text:style-name="P8">\end{itemize}</text:p>
      <text:p text:style-name="P8"/>
      <text:p text:style-name="P7">\subsection{Systémový návrh a vývoj}</text:p>
      <text:p text:style-name="P8">Počas vývojovej fázy tím pracuje s počiatočným prípadom použitia a modelom služieb. Vnára sa do modelu a špecifikuje funkcionalitu pre každý prípad použitia. \\\\</text:p>
      <text:p text:style-name="P8">\textbf{Systémový návrh}</text:p>
      <text:p text:style-name="P8"/>
      <text:p text:style-name="P9"><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8"/>
      <text:p text:style-name="P8">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8"/>
      <text:p text:style-name="P8"><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8"/>
      <text:p text:style-name="P8">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8">\textbf{Systémový vývoj} </text:p>
      <text:p text:style-name="P8"/>
      <text:p text:style-name="P8">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8"/>
      <text:p text:style-name="P8">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8"/>
      <text:p text:style-name="P8">Paralelne s vývojom je budovaná aj infraštruktúra pre budúci systém. Využíva sa pri tom operačný model systému. Súčasne musí byť po dokončení vývoja pripravený aj hardvér, aby mohlo nastať nasadenie systému.</text:p>
      <text:p text:style-name="P8"/>
      <text:p text:style-name="P10">\subsection{Nasadenie, monitorovanie a analýza zozbieraných dát}</text:p>
      <text:p text:style-name="P9"/>
      <text:p text:style-name="P9">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9"/>
      <text:p text:style-name="P9">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9"/>
      <text:p text:style-name="P9">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9"/>
      <text:p text:style-name="P9">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9"/>
      <text:p text:style-name="P10">\subsection{Definované role}</text:p>
      <text:p text:style-name="P9"/>
      <text:p text:style-name="P9">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9"/>
      <text:p text:style-name="P9">\begin{figure}</text:p>
      <text:p text:style-name="P9"><text:s/>\centering</text:p>
      <text:p text:style-name="P9"><text:s/>\includegraphics{pic/BDDmodel.png}</text:p>
      <text:p text:style-name="P9"><text:s/>\caption{Hlavné roly využívané v BDD.}</text:p>
      <text:p text:style-name="P9"><text:s/>\label{fig:roles}</text:p>
      <text:p text:style-name="P9">\end{figure}</text:p>
      <text:p text:style-name="P9"/>
      <text:p text:style-name="P9">Popis jednotlivých kľúčových rol:</text:p>
      <text:p text:style-name="P9">\begin{description}</text:p>
      <text:p text:style-name="P9">\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9">\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9">\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9">\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9">\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9">\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15"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bude <text:soft-page-break/>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ktoré graficky popíšu časti diagramov, ktoré boli východiskom.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
      <text:h text:style-name="P14" text:outline-level="1"/>
      <text:h text:style-name="P14" text:outline-level="1"/>
      <text:h text:style-name="P1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4"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9"/>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Keďže rozpracovanie celej hierarchie by bolo veľmi <text:soft-page-break/>pracné a ako názorná ukážka postačuje analýza jednej vetvy, zvyšné diagramy táto prace obsahuje v dodatku A.</text:p>
      <text:p text:style-name="P1"/>
      <text:p text:style-name="P1">\begin{figure}[ht]</text:p>
      <text:p text:style-name="P1"><text:s/>\centering</text:p>
      <text:p text:style-name="P1">\includegraphics[width=400px]{pic/pridclan.png} </text:p>
      <text:p text:style-name="P1">\includegraphics[width=250px]{pic/pridajrecenzenta.png}</text:p>
      <text:p text:style-name="P1"><text:s text:c="2"/>\caption{Dekompozícia pridania článku.}</text:p>
      <text:p text:style-name="P1"><text:s/>\label{fig:LL}</text:p>
      <text:p text:style-name="P1">\end{figure}</text:p>
      <text:p text:style-name="P1"/>
      <text:p text:style-name="P1">\subsection{Naplánovanie iterácii a inkrementov}</text:p>
      <text:p text:style-name="P1"/>
      <text:p text:style-name="P1">Pomocou schémy zachytávajúcej hierarchickú štruktúru procesov prebiehajúcich vo firme je možné pokračovať v ďalšom plánovaní. Funkcionalita celého systému je rozdelená na časti <text:s/>definované pre ľahšie zvládnutie projektu a rýchlejšie poskytnutie funkcionality zákazníkovo. Obrázok \ref{fig:hs} zachytáva rozdelenie systému virtuálneho časopisu. </text:p>
      <text:p text:style-name="P1"/>
      <text:p text:style-name="P1">\begin{figure}[ht]</text:p>
      <text:p text:style-name="P1"><text:s/>\centering</text:p>
      <text:p text:style-name="P1"><text:s/>\includegraphics[width=330px]{pic/main.png}</text:p>
      <text:p text:style-name="P1"><text:s text:c="2"/>\caption{Schéma hierarchickej štruktúry procesov.}</text:p>
      <text:p text:style-name="P1"><text:s/>\label{fig:hs}</text:p>
      <text:p text:style-name="P1">\end{figure}</text:p>
      <text:p text:style-name="P1"/>
      <text:p text:style-name="P1">Po identifikácii funkčných častí je rozdelenie prediskutované so zákazníkom. Objednávateľ na základe svojich najnutnejších potrieb určí poradie dodávaných komponent. Pre ukážkový projekt je za primárnu čast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
      <text:p text:style-name="P1">\begin{enumerate}</text:p>
      <text:p text:style-name="P1">\item Jednoduché zobrazenie, vkladanie článkov a užívateľské role</text:p>
      <text:p text:style-name="P1">\item <text:s/>Recenzovanie a zostavovanie čísla časopisu</text:p>
      <text:p text:style-name="P1"><text:soft-page-break/>\item <text:s/>Vyhľadávanie a úprava profilu</text:p>
      <text:p text:style-name="P1">\item <text:s/>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
      <text:p text:style-name="P1">\subsection{Prvá iterácia}</text:p>
      <text:p text:style-name="P1">Zoberieme si diagramy firemných procesov popisujúce procesy spojené s vkladaním článku (obr. \ref{fig:hs}).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oft-page-break/><text:s/>\centering</text:p>
      <text:p text:style-name="P1"><text:s/>\includegraphics[width=35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využíva \textit{notifikáciu} na zaslanie informácie o pridaní článku.</text:p>
      <text:p text:style-name="P1">\item[Priradenie recenzenta] -- Začína výberom recenzenta, ktorý je skrz \textit{notifikáciu} 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Na úvod sú načrtnuté hrubé obrysy diagramu, ktorý je postupne spresňovaný. Za výstup iterácie sa považuje presný návrhový diagram tried zachytený na obrázku \ref{fig:uc1}.</text:p>
      <text:p text:style-name="P1"/>
      <text:p text:style-name="P1">Diagram obsahuje ... .</text:p>
      <text:p text:style-name="P1"/>
      <text:p text:style-name="P1"/>
      <text:p text:style-name="P1"/>
      <text:p text:style-name="P1">\begin{figure}[ht]</text:p>
      <text:p text:style-name="P1"><text:s/>\centering</text:p>
      <text:p text:style-name="P1"><text:s/>\includegraphics[width=200px]{pic/usecaseex.png}</text:p>
      <text:p text:style-name="P1"><text:soft-page-break/><text:s text:c="2"/>\caption{Diagram prípadov použitia prvej iterácie.}</text:p>
      <text:p text:style-name="P1"><text:s/>\label{fig:dt1}</text:p>
      <text:p text:style-name="P1">\end{figure}</text:p>
      <text:p text:style-name="P1"/>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text:soft-page-break/></text:p>
      <text:p text:style-name="P1">\begin{figure}[ht]</text:p>
      <text:p text:style-name="P1"><text:s/>\centering</text:p>
      <text:p text:style-name="P1"><text:s/>\includegraphics[width=400px]{pic/UC2.png}</text:p>
      <text:p text:style-name="P1"><text:s text:c="2"/>\caption{Diagram prípadov použitia po druhej iterácii.}</text:p>
      <text:p text:style-name="P1"><text:s/>\label{fig:uc2}</text:p>
      <text:p text:style-name="P1">\end{figure}</text:p>
      <text:p text:style-name="P1"/>
      <text:p text:style-name="P1">\subsection*{Statická štruktúra}</text:p>
      <text:p text:style-name="P1"/>
      <text:p text:style-name="P1">V druhej iterácii bol diagram tried rozšírený o treidy ... .</text:p>
      <text:p text:style-name="P1"/>
      <text:p text:style-name="P1">\begin{figure}[ht]</text:p>
      <text:p text:style-name="P1"><text:s/>\centering</text:p>
      <text:p text:style-name="P1"><text:s/>\includegraphics[width=200px]{pic/usecaseex.png}</text:p>
      <text:p text:style-name="P1"><text:s text:c="2"/>\caption{Diagram prípadov použitia prvej iterácie.}</text:p>
      <text:p text:style-name="P1"><text:s/>\label{fig:CD2}</text:p>
      <text:p text:style-name="P1">\end{figure}</text:p>
      <text:p text:style-name="P1"/>
      <text:p text:style-name="P1">\subsection{Záver návrh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5T01:21:37</dc:date>
    <dc:creator>Miroslav Ligas</dc:creator>
    <meta:editing-duration>PT373H41M25S</meta:editing-duration>
    <meta:editing-cycles>168</meta:editing-cycles>
    <meta:generator>OpenOffice.org/3.0$Linux OpenOffice.org_project/300m15$Build-9379</meta:generator>
    <meta:document-statistic meta:table-count="0" meta:image-count="0" meta:object-count="0" meta:page-count="34" meta:paragraph-count="507" meta:word-count="11502" meta:character-count="87990"/>
    <meta:user-defined meta:name="Info 1"/>
    <meta:user-defined meta:name="Info 2"/>
    <meta:user-defined meta:name="Info 3"/>
    <meta:user-defined meta:name="Info 4"/>
  </office:meta>
</office:document-meta>
</file>